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25-05-05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24-10-1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24-04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23-09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23-04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22-09-2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22-04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21-09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21-04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20-09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20-04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9-09-26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9-04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8-09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8-04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7-09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7-05-0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6-09-1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6-04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5-09-2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5-04-21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4-09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4-04-2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3-04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2-09-1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2-04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9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6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6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5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4-1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3-1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2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1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1-0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0744" calcext:value-type="float">
            <text:p>62.3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2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2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8079173601</text:p>
          </table:table-cell>
          <table:table-cell office:value-type="string" calcext:value-type="string">
            <text:p>GA Bc <text:s/>62</text:p>
          </table:table-cell>
          <table:table-cell office:value-type="string" calcext:value-type="string">
            <text:p>2009-10-0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0" meta:object-count="0"/>
    <meta:user-defined meta:name="AppVersion">3.0</meta:user-defined>
  </office:meta>
</office:document-meta>
</file>